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Ändern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8-25T1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10" meta:character-count="66" meta:row-count="1" meta:non-whitespace-character-count="57"/>
  </office:meta>
</office:document-meta>
</file>